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lt;[.$B$3]" style:apply-style-name="Bad" style:base-cell-address="Load.E10"/>
      <style:map style:condition="cell-content()&gt;=[.$B$3]" style:apply-style-name="Good" style:base-cell-address="Load.E1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2"/>
          <table:table-cell table:style-name="ce1"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Volta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 Power</text:p>
          </table:table-cell>
          <table:table-cell table:formula="of:=[.B2]*[.B3]" office:value-type="float" office:value="120" calcext:value-type="float">
            <text:p>12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x Am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 Resistance</text:p>
          </table:table-cell>
          <table:table-cell table:formula="of:=[.B6]/[.B3]" office:value-type="float" office:value="0.655" calcext:value-type="float">
            <text:p>0.655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Control 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stor Values</text:p>
          </table:table-cell>
          <table:table-cell table:formula="of:=[.E3]*[.B9]" office:value-type="float" office:value="6.55" calcext:value-type="float">
            <text:p>6.55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Min Control Voltage</text:p>
          </table:table-cell>
          <table:table-cell office:value-type="float" office:value="0.025" calcext:value-type="float">
            <office:annotation draw:style-name="gr1" draw:text-style-name="P1" svg:width="1.1413in" svg:height="0.2346in" svg:x="2.7547in" svg:y="0.178in" draw:caption-point-x="-0.2402in" draw:caption-point-y="0.537in">
              <dc:date>2014-08-29T00:00:00</dc:date>
              <text:p text:style-name="P1"><text:span text:style-name="T1">MCP6001</text:span></text:p>
            </office:annotation>
            <text:p>0.0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deal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Max Control Voltage</text:p>
          </table:table-cell>
          <table:table-cell table:formula="of:=[.B4]-0.025" office:value-type="float" office:value="3.275" calcext:value-type="float">
            <text:p>3.27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deal Total Resistance</text:p>
          </table:table-cell>
          <table:table-cell table:formula="of:=1/([.B9]*(1/[.E5]))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ADC Max Value</text:p>
          </table:table-cell>
          <table:table-cell table:formula="of:=POWER(2;[.B7])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DAC B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DAC Max Value</text:p>
          </table:table-cell>
          <table:table-cell table:formula="of:=POWER(2;[.B8])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Number of Resistor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n Amps</text:p>
          </table:table-cell>
          <table:table-cell table:formula="of:=[.B5]/[.E6]" office:value-type="float" office:value="0.0416666666666667" calcext:value-type="float">
            <text:p>0.0416666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Amps</text:p>
          </table:table-cell>
          <table:table-cell table:style-name="ce2" table:formula="of:=[.B6]/[.E6]" office:value-type="float" office:value="5.45833333333333" calcext:value-type="float">
            <text:p>5.45833333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 Amps Resolution</text:p>
          </table:table-cell>
          <table:table-cell table:formula="of:=[.E10]/[.E7]" office:value-type="float" office:value="0.00133260091145833" calcext:value-type="float">
            <text:p>0.001332600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 Volts Resolution</text:p>
          </table:table-cell>
          <table:table-cell table:formula="of:=[.B2]/[.E7]" office:value-type="float" office:value="0.005859375" calcext:value-type="float">
            <text:p>0.005859375</text:p>
          </table:table-cell>
          <table:table-cell office:value-type="string" calcext:value-type="string">
            <text:p>V</text:p>
          </table:table-cell>
        </table:table-row>
        <calcext:conditional-formats>
          <calcext:conditional-format calcext:target-range-address="Load.E10:Load.E10">
            <calcext:condition calcext:apply-style-name="Bad" calcext:value="&lt;[.$B$3]" calcext:base-cell-address="Load.E10"/>
            <calcext:condition calcext:apply-style-name="Good" calcext:value="&gt;=[.$B$3]" calcext:base-cell-address="Load.E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ff8080"/>
    </style:style>
    <style:style style:name="Good" style:family="table-cell" style:parent-style-name="Default">
      <style:table-cell-properties fo:background-color="#33cc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17:19:55.423077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46:46.665936737</meta:creation-date>
    <dc:date>2014-08-29T17:31:58.655328401</dc:date>
    <meta:editing-duration>P1DT1H41M58S</meta:editing-duration>
    <meta:editing-cycles>13</meta:editing-cycles>
    <meta:generator>LibreOffice/4.2.4.2$Linux_X86_64 LibreOffice_project/420m0$Build-2</meta:generator>
    <meta:document-statistic meta:table-count="1" meta:cell-count="55" meta:object-count="0"/>
  </office:meta>
</office:document-meta>
</file>